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a_seiz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BEST_AVG</text:p>
          </table:table-cell>
          <table:table-cell office:value-type="string" calcext:value-type="string">
            <text:p>BEST_STD</text:p>
          </table:table-cell>
          <table:table-cell office:value-type="string" calcext:value-type="string">
            <text:p>AVG_ALL</text:p>
          </table:table-cell>
          <table:table-cell office:value-type="string" calcext:value-type="string">
            <text:p>STD_ALL</text:p>
          </table:table-cell>
          <table:table-cell office:value-type="string" calcext:value-type="string">
            <text:p>TIME_AVG</text:p>
          </table:table-cell>
          <table:table-cell office:value-type="string" calcext:value-type="string">
            <text:p>TIME_STD</text:p>
          </table:table-cell>
          <table:table-cell office:value-type="string" calcext:value-type="string">
            <text:p>IT_BEST_AVG</text:p>
          </table:table-cell>
          <table:table-cell office:value-type="string" calcext:value-type="string">
            <text:p>IT_BEST_STD</text:p>
          </table:table-cell>
          <table:table-cell office:value-type="string" calcext:value-type="string">
            <text:p>HASH_SIZE_AVG</text:p>
          </table:table-cell>
          <table:table-cell office:value-type="string" calcext:value-type="string">
            <text:p>HASH_SIZE_STD</text:p>
          </table:table-cell>
          <table:table-cell office:value-type="string" calcext:value-type="string">
            <text:p>HASH_ACCESS_AVG</text:p>
          </table:table-cell>
          <table:table-cell office:value-type="string" calcext:value-type="string">
            <text:p>HASH_ACCESS_STD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office:value-type="float" office:value="0.040942" calcext:value-type="float">
            <text:p>0,040942</text:p>
          </table:table-cell>
          <table:table-cell office:value-type="float" office:value="0.036645" calcext:value-type="float">
            <text:p>0,036645</text:p>
          </table:table-cell>
          <table:table-cell office:value-type="float" office:value="0.003487" calcext:value-type="float">
            <text:p>0,003487</text:p>
          </table:table-cell>
          <table:table-cell office:value-type="float" office:value="0.031563" calcext:value-type="float">
            <text:p>0,031563</text:p>
          </table:table-cell>
          <table:table-cell office:value-type="float" office:value="0.003721" calcext:value-type="float">
            <text:p>0,003721</text:p>
          </table:table-cell>
          <table:table-cell office:value-type="float" office:value="2504.104641" calcext:value-type="float">
            <text:p>2504,104641</text:p>
          </table:table-cell>
          <table:table-cell office:value-type="float" office:value="494.775056" calcext:value-type="float">
            <text:p>494,775056</text:p>
          </table:table-cell>
          <table:table-cell office:value-type="float" office:value="39" calcext:value-type="float">
            <text:p>39</text:p>
          </table:table-cell>
          <table:table-cell office:value-type="float" office:value="22.212609" calcext:value-type="float">
            <text:p>22,212609</text:p>
          </table:table-cell>
          <table:table-cell office:value-type="float" office:value="2577.8" calcext:value-type="float">
            <text:p>2577,8</text:p>
          </table:table-cell>
          <table:table-cell office:value-type="float" office:value="510.942619" calcext:value-type="float">
            <text:p>510,942619</text:p>
          </table:table-cell>
          <table:table-cell office:value-type="float" office:value="8777.9" calcext:value-type="float">
            <text:p>8777,9</text:p>
          </table:table-cell>
          <table:table-cell office:value-type="float" office:value="1958.295864" calcext:value-type="float">
            <text:p>1958,295864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office:value-type="float" office:value="0.045342" calcext:value-type="float">
            <text:p>0,045342</text:p>
          </table:table-cell>
          <table:table-cell office:value-type="float" office:value="0.015617" calcext:value-type="float">
            <text:p>0,015617</text:p>
          </table:table-cell>
          <table:table-cell office:value-type="float" office:value="0.022549" calcext:value-type="float">
            <text:p>0,022549</text:p>
          </table:table-cell>
          <table:table-cell office:value-type="float" office:value="0.010147" calcext:value-type="float">
            <text:p>0,010147</text:p>
          </table:table-cell>
          <table:table-cell office:value-type="float" office:value="0.02074" calcext:value-type="float">
            <text:p>0,02074</text:p>
          </table:table-cell>
          <table:table-cell office:value-type="float" office:value="6775.579732" calcext:value-type="float">
            <text:p>6775,579732</text:p>
          </table:table-cell>
          <table:table-cell office:value-type="float" office:value="997.313288" calcext:value-type="float">
            <text:p>997,313288</text:p>
          </table:table-cell>
          <table:table-cell office:value-type="float" office:value="153" calcext:value-type="float">
            <text:p>153</text:p>
          </table:table-cell>
          <table:table-cell office:value-type="float" office:value="29.44826" calcext:value-type="float">
            <text:p>29,44826</text:p>
          </table:table-cell>
          <table:table-cell office:value-type="float" office:value="6264.6" calcext:value-type="float">
            <text:p>6264,6</text:p>
          </table:table-cell>
          <table:table-cell office:value-type="float" office:value="804.68282" calcext:value-type="float">
            <text:p>804,68282</text:p>
          </table:table-cell>
          <table:table-cell office:value-type="float" office:value="11637.4" calcext:value-type="float">
            <text:p>11637,4</text:p>
          </table:table-cell>
          <table:table-cell office:value-type="float" office:value="1633.044715" calcext:value-type="float">
            <text:p>1633,04471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035529" calcext:value-type="float">
            <text:p>0,035529</text:p>
          </table:table-cell>
          <table:table-cell office:value-type="float" office:value="0.026932" calcext:value-type="float">
            <text:p>0,026932</text:p>
          </table:table-cell>
          <table:table-cell office:value-type="float" office:value="0.016941" calcext:value-type="float">
            <text:p>0,016941</text:p>
          </table:table-cell>
          <table:table-cell office:value-type="float" office:value="0.018901" calcext:value-type="float">
            <text:p>0,018901</text:p>
          </table:table-cell>
          <table:table-cell office:value-type="float" office:value="0.018979" calcext:value-type="float">
            <text:p>0,018979</text:p>
          </table:table-cell>
          <table:table-cell office:value-type="float" office:value="265.735636" calcext:value-type="float">
            <text:p>265,735636</text:p>
          </table:table-cell>
          <table:table-cell office:value-type="float" office:value="73.000286" calcext:value-type="float">
            <text:p>73,000286</text:p>
          </table:table-cell>
          <table:table-cell office:value-type="float" office:value="21" calcext:value-type="float">
            <text:p>21</text:p>
          </table:table-cell>
          <table:table-cell office:value-type="float" office:value="9.305912" calcext:value-type="float">
            <text:p>9,305912</text:p>
          </table:table-cell>
          <table:table-cell office:value-type="float" office:value="260.5" calcext:value-type="float">
            <text:p>260,5</text:p>
          </table:table-cell>
          <table:table-cell office:value-type="float" office:value="77.713898" calcext:value-type="float">
            <text:p>77,713898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VNS</text:p>
          </table:table-cell>
          <table:table-cell office:value-type="float" office:value="0.051763" calcext:value-type="float">
            <text:p>0,051763</text:p>
          </table:table-cell>
          <table:table-cell office:value-type="float" office:value="0.044961" calcext:value-type="float">
            <text:p>0,044961</text:p>
          </table:table-cell>
          <table:table-cell office:value-type="float" office:value="0.004725" calcext:value-type="float">
            <text:p>0,004725</text:p>
          </table:table-cell>
          <table:table-cell office:value-type="float" office:value="0.038542" calcext:value-type="float">
            <text:p>0,038542</text:p>
          </table:table-cell>
          <table:table-cell office:value-type="float" office:value="0.004209" calcext:value-type="float">
            <text:p>0,004209</text:p>
          </table:table-cell>
          <table:table-cell office:value-type="float" office:value="6342.900029" calcext:value-type="float">
            <text:p>6342,900029</text:p>
          </table:table-cell>
          <table:table-cell office:value-type="float" office:value="1109.464024" calcext:value-type="float">
            <text:p>1109,464024</text:p>
          </table:table-cell>
          <table:table-cell office:value-type="float" office:value="6.5" calcext:value-type="float">
            <text:p>6,5</text:p>
          </table:table-cell>
          <table:table-cell office:value-type="float" office:value="3.354102" calcext:value-type="float">
            <text:p>3,354102</text:p>
          </table:table-cell>
          <table:table-cell office:value-type="float" office:value="6423.9" calcext:value-type="float">
            <text:p>6423,9</text:p>
          </table:table-cell>
          <table:table-cell office:value-type="float" office:value="1096.000771" calcext:value-type="float">
            <text:p>1096,000771</text:p>
          </table:table-cell>
          <table:table-cell office:value-type="float" office:value="12842" calcext:value-type="float">
            <text:p>12842</text:p>
          </table:table-cell>
          <table:table-cell office:value-type="float" office:value="2442.640375" calcext:value-type="float">
            <text:p>2442,640375</text:p>
          </table:table-cell>
        </table:table-row>
        <table:table-row table:style-name="ro1">
          <table:table-cell office:value-type="string" calcext:value-type="string">
            <text:p>GVNS-INV</text:p>
          </table:table-cell>
          <table:table-cell office:value-type="float" office:value="0.050243" calcext:value-type="float">
            <text:p>0,050243</text:p>
          </table:table-cell>
          <table:table-cell office:value-type="float" office:value="0.018452" calcext:value-type="float">
            <text:p>0,018452</text:p>
          </table:table-cell>
          <table:table-cell office:value-type="float" office:value="0.035069" calcext:value-type="float">
            <text:p>0,035069</text:p>
          </table:table-cell>
          <table:table-cell office:value-type="float" office:value="0.011027" calcext:value-type="float">
            <text:p>0,011027</text:p>
          </table:table-cell>
          <table:table-cell office:value-type="float" office:value="0.030744" calcext:value-type="float">
            <text:p>0,030744</text:p>
          </table:table-cell>
          <table:table-cell office:value-type="float" office:value="5869.302506" calcext:value-type="float">
            <text:p>5869,302506</text:p>
          </table:table-cell>
          <table:table-cell office:value-type="float" office:value="1816.443628" calcext:value-type="float">
            <text:p>1816,443628</text:p>
          </table:table-cell>
          <table:table-cell office:value-type="float" office:value="10.6" calcext:value-type="float">
            <text:p>10,6</text:p>
          </table:table-cell>
          <table:table-cell office:value-type="float" office:value="6.2482" calcext:value-type="float">
            <text:p>6,2482</text:p>
          </table:table-cell>
          <table:table-cell office:value-type="float" office:value="5562.8" calcext:value-type="float">
            <text:p>5562,8</text:p>
          </table:table-cell>
          <table:table-cell office:value-type="float" office:value="1745.859834" calcext:value-type="float">
            <text:p>1745,859834</text:p>
          </table:table-cell>
          <table:table-cell office:value-type="float" office:value="12300.7" calcext:value-type="float">
            <text:p>12300,7</text:p>
          </table:table-cell>
          <table:table-cell office:value-type="float" office:value="4106.982081" calcext:value-type="float">
            <text:p>4106,98208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BEST_AVG</text:p>
          </table:table-cell>
          <table:table-cell table:style-name="ce2" office:value-type="string" calcext:value-type="string">
            <text:p>GRASP</text:p>
          </table:table-cell>
          <table:table-cell table:style-name="ce2" office:value-type="string" calcext:value-type="string">
            <text:p>ILS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VNS</text:p>
          </table:table-cell>
          <table:table-cell table:style-name="ce2" office:value-type="string" calcext:value-type="string">
            <text:p>GVNS-INV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GRASP</text:p>
          </table:table-cell>
          <table:table-cell table:style-name="ce3" office:value-type="float" office:value="1" calcext:value-type="float">
            <text:p>1,0000</text:p>
          </table:table-cell>
          <table:table-cell table:style-name="ce3" table:formula="of:=[.C3]/[.C4]" office:value-type="float" office:value="2.34648139847602" calcext:value-type="float">
            <text:p>2,3465</text:p>
          </table:table-cell>
          <table:table-cell table:style-name="ce3" table:formula="of:=[.C3]/[.C5]" office:value-type="float" office:value="1.36064904203178" calcext:value-type="float">
            <text:p>1,3606</text:p>
          </table:table-cell>
          <table:table-cell table:style-name="ce3" table:formula="of:=[.C3]/[.C6]" office:value-type="float" office:value="0.815039701074264" calcext:value-type="float">
            <text:p>0,8150</text:p>
          </table:table-cell>
          <table:table-cell table:style-name="ce3" table:formula="of:=[.C3]/[.C7]" office:value-type="float" office:value="1.98596358118361" calcext:value-type="float">
            <text:p>1,986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LS</text:p>
          </table:table-cell>
          <table:table-cell table:style-name="ce3" table:formula="of:=[.C4]/[.C3]" office:value-type="float" office:value="0.426170009551098" calcext:value-type="float">
            <text:p>0,4262</text:p>
          </table:table-cell>
          <table:table-cell table:style-name="ce3" office:value-type="float" office:value="1" calcext:value-type="float">
            <text:p>1,0000</text:p>
          </table:table-cell>
          <table:table-cell table:style-name="ce3" table:formula="of:=[.C4]/[.C5]" office:value-type="float" office:value="0.579867815238378" calcext:value-type="float">
            <text:p>0,5799</text:p>
          </table:table-cell>
          <table:table-cell table:style-name="ce3" table:formula="of:=[.C4]/[.C6]" office:value-type="float" office:value="0.347345477191344" calcext:value-type="float">
            <text:p>0,3473</text:p>
          </table:table-cell>
          <table:table-cell table:style-name="ce3" table:formula="of:=[.C4]/[.C7]" office:value-type="float" office:value="0.846358118361153" calcext:value-type="float">
            <text:p>0,846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GA</text:p>
          </table:table-cell>
          <table:table-cell table:style-name="ce3" table:formula="of:=[.C5]/[.C3]" office:value-type="float" office:value="0.734943375631055" calcext:value-type="float">
            <text:p>0,7349</text:p>
          </table:table-cell>
          <table:table-cell table:style-name="ce3" table:formula="of:=[.C5]/[.C4]" office:value-type="float" office:value="1.72453095985144" calcext:value-type="float">
            <text:p>1,7245</text:p>
          </table:table-cell>
          <table:table-cell table:style-name="ce3" office:value-type="float" office:value="1" calcext:value-type="float">
            <text:p>1,0000</text:p>
          </table:table-cell>
          <table:table-cell table:style-name="ce3" table:formula="of:=[.C5]/[.C6]" office:value-type="float" office:value="0.599008029180845" calcext:value-type="float">
            <text:p>0,5990</text:p>
          </table:table-cell>
          <table:table-cell table:style-name="ce3" table:formula="of:=[.C5]/[.C7]" office:value-type="float" office:value="1.45957077823542" calcext:value-type="float">
            <text:p>1,459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GVNS</text:p>
          </table:table-cell>
          <table:table-cell table:style-name="ce3" table:formula="of:=[.C6]/[.C3]" office:value-type="float" office:value="1.2269340974212" calcext:value-type="float">
            <text:p>1,2269</text:p>
          </table:table-cell>
          <table:table-cell table:style-name="ce3" table:formula="of:=[.C6]/[.C4]" office:value-type="float" office:value="2.87897803675482" calcext:value-type="float">
            <text:p>2,8790</text:p>
          </table:table-cell>
          <table:table-cell table:style-name="ce3" table:formula="of:=[.C6]/[.C5]" office:value-type="float" office:value="1.66942670429229" calcext:value-type="float">
            <text:p>1,6694</text:p>
          </table:table-cell>
          <table:table-cell table:style-name="ce3" office:value-type="float" office:value="1" calcext:value-type="float">
            <text:p>1,0000</text:p>
          </table:table-cell>
          <table:table-cell table:style-name="ce3" table:formula="of:=[.C6]/[.C7]" office:value-type="float" office:value="2.4366464339909" calcext:value-type="float">
            <text:p>2,436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GVNS-INV</text:p>
          </table:table-cell>
          <table:table-cell table:style-name="ce3" table:formula="of:=[.C7]/[.C3]" office:value-type="float" office:value="0.503533906399236" calcext:value-type="float">
            <text:p>0,5035</text:p>
          </table:table-cell>
          <table:table-cell table:style-name="ce3" table:formula="of:=[.C7]/[.C4]" office:value-type="float" office:value="1.18153294486777" calcext:value-type="float">
            <text:p>1,1815</text:p>
          </table:table-cell>
          <table:table-cell table:style-name="ce3" table:formula="of:=[.C7]/[.C5]" office:value-type="float" office:value="0.685132927372642" calcext:value-type="float">
            <text:p>0,6851</text:p>
          </table:table-cell>
          <table:table-cell table:style-name="ce3" table:formula="of:=[.C7]/[.C6]" office:value-type="float" office:value="0.41040012455239" calcext:value-type="float">
            <text:p>0,4104</text:p>
          </table:table-cell>
          <table:table-cell table:style-name="ce3" office:value-type="float" office:value="1" calcext:value-type="float">
            <text:p>1,0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6T11:10:14.607223408</dc:date>
    <meta:editing-duration>PT14M58S</meta:editing-duration>
    <meta:editing-cycles>2</meta:editing-cycles>
    <meta:generator>LibreOffice/6.0.6.2$Linux_X86_64 LibreOffice_project/00m0$Build-2</meta:generator>
    <meta:document-statistic meta:table-count="1" meta:cell-count="119" meta:object-count="0"/>
  </office:meta>
</office:document-meta>
</file>